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nicio del día</text:span></text:p>
      <text:p text:style-name="P1"><text:span text:style-name="T2"/></text:p>
      <text:p text:style-name="P1"><text:span text:style-name="T2"/></text:p>
      <text:p text:style-name="P1"><text:span text:style-name="T3">Al inicio del dia por una parte hemos continuado intentando poder recibir y escribir variables del servidor del automata, y por otra parte hemos continuado tambien haciendo el responsive web design de la pagina</text:span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5">Fin del día</text:span></text:p>
      <text:p text:style-name="P1"><text:span text:style-name="T6"/></text:p>
      <text:p text:style-name="P1"><text:span text:style-name="T7">Al final del dia hemos conseguido recibir y escribir las variables que el servidor del automata nos da, y hemos avanzado tambien con el responsive web design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